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2.5cm" svg:x="6.1cm" svg:y="1.3cm">
          <text:p text:style-name="P1">Users (global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cm" svg:height="2.5cm" svg:x="6.1cm" svg:y="4.7cm">
          <text:p text:style-name="P1">Catego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2.5cm" svg:x="2.9cm" svg:y="9.4cm"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2.5cm" svg:x="12cm" svg:y="9.4cm">
          <text:p text:style-name="P1">Task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cm" svg:height="2.5cm" svg:x="4.1cm" svg:y="17.1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.5cm" svg:x="7.2cm" svg:y="13.9cm">
          <text:p text:style-name="P1">Tar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6cm" svg:height="2.5cm" svg:x="13.1cm" svg:y="17.4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cm" svg:height="2.5cm" svg:x="15.8cm" svg:y="13.8cm">
          <text:p text:style-name="P1">Targe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7.2cm" svg:x2="5.9cm" svg:y2="9.4cm" draw:start-shape="id1" draw:start-glue-point="2" draw:end-shape="id2" draw:end-glue-point="0" svg:d="m10100 7200v1100h-4200v1100" svg:viewBox="0 0 4201 2201">
          <text:p/>
        </draw:connector>
        <draw:connector draw:style-name="gr2" draw:text-style-name="P1" draw:layer="layout" svg:x1="10.1cm" svg:y1="7.2cm" svg:x2="14.9cm" svg:y2="9.4cm" draw:start-shape="id1" draw:start-glue-point="2" draw:end-shape="id3" draw:end-glue-point="0" svg:d="m10100 7200v1100h4800v1100" svg:viewBox="0 0 4801 2201">
          <text:p/>
        </draw:connector>
        <draw:connector draw:style-name="gr2" draw:text-style-name="P1" draw:layer="layout" svg:x1="5.9cm" svg:y1="11.9cm" svg:x2="5.9cm" svg:y2="17.1cm" draw:start-shape="id2" draw:start-glue-point="2" draw:end-shape="id4" draw:end-glue-point="0" svg:d="m5900 11900v5200" svg:viewBox="0 0 1 5201">
          <text:p/>
        </draw:connector>
        <draw:connector draw:style-name="gr2" draw:text-style-name="P1" draw:layer="layout" svg:x1="9cm" svg:y1="16.4cm" svg:x2="7.7cm" svg:y2="18.35cm" draw:start-shape="id5" draw:start-glue-point="2" draw:end-shape="id4" draw:end-glue-point="1" svg:d="m9000 16400v1950h-1300" svg:viewBox="0 0 1301 1951">
          <text:p/>
        </draw:connector>
        <draw:connector draw:style-name="gr2" draw:text-style-name="P1" draw:layer="layout" svg:x1="14.9cm" svg:y1="11.9cm" svg:x2="17.6cm" svg:y2="13.8cm" draw:start-shape="id3" draw:start-glue-point="2" draw:end-shape="id6" draw:end-glue-point="0" svg:d="m14900 11900v950h2700v950" svg:viewBox="0 0 2701 1901">
          <text:p/>
        </draw:connector>
        <draw:connector draw:style-name="gr2" draw:text-style-name="P1" draw:layer="layout" svg:x1="14.9cm" svg:y1="11.9cm" svg:x2="14.9cm" svg:y2="17.4cm" draw:start-shape="id3" draw:start-glue-point="2" draw:end-shape="id7" draw:end-glue-point="0" svg:d="m14900 11900v5500" svg:viewBox="0 0 1 5501">
          <text:p/>
        </draw:connector>
        <draw:connector draw:style-name="gr2" draw:text-style-name="P1" draw:layer="layout" svg:x1="17.6cm" svg:y1="16.3cm" svg:x2="16.7cm" svg:y2="18.65cm" draw:start-shape="id6" draw:start-glue-point="2" draw:end-shape="id7" draw:end-glue-point="1" svg:d="m17600 16300v2350h-900" svg:viewBox="0 0 901 2351">
          <text:p/>
        </draw:connector>
        <draw:connector draw:style-name="gr3" draw:text-style-name="P1" draw:layer="layout" svg:x1="9cm" svg:y1="13.9cm" svg:x2="5.9cm" svg:y2="11.9cm" draw:start-shape="id5" draw:start-glue-point="0" draw:end-shape="id2" draw:end-glue-point="2" svg:d="m9000 13900v-1000h-3100v-1000" svg:viewBox="0 0 31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55:04.160953000</meta:creation-date>
    <dc:date>2013-10-22T23:07:10.713270000</dc:date>
    <meta:editing-duration>P0D</meta:editing-duration>
    <meta:editing-cycles>2</meta:editing-cycles>
    <meta:generator>LibreOffice/4.1.0.4$MacOSX_x86 LibreOffice_project/89ea49ddacd9aa532507cbf852f2bb22b1ace28</meta:generator>
    <meta:document-statistic meta:object-count="16"/>
  </office:meta>
</office:document-meta>
</file>